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3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4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1　ndarrayと一緒に使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2　floatやintと一緒に使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3　問題点1：左項がfloatやintの場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4　問題点2：左項がndarrayインスタンスの場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1　負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2　引き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3　割り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4　累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5　計算グラフの可視化（1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5.1　Graphvizのインスト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5.2　DOT言語でグラフを書く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5.3　ノードの属性を指定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5.4　ノードを結ぶ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6　計算グラフの可視化（2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6.1　可視化コードの使用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table:style-name="ce6"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table:style-name="ce6"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4">
          <table:table-cell office:value-type="string" calcext:value-type="string">
            <text:p><text:s text:c="8"/>26.4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number-columns-repeated="2"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7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00/00/00</text:date>, <text:time style:data-style-name="N2" text:time-value="16:25:12.302270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3T12:19:35.674540928</dc:date>
    <meta:editing-duration>P5DT18M43S</meta:editing-duration>
    <meta:editing-cycles>32</meta:editing-cycles>
    <meta:document-statistic meta:table-count="6" meta:cell-count="375" meta:object-count="0"/>
    <meta:user-defined meta:name=""/>
  </office:meta>
</office:document-meta>
</file>